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445cm"/>
    </style:style>
    <style:style style:name="gr2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0.95cm" fo:min-width="10.725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</style:style>
    <style:style style:name="gr7" style:family="graphic" style:parent-style-name="standard">
      <style:graphic-properties svg:stroke-width="0.1cm" svg:stroke-color="#00ff00" draw:marker-start-width="0.5cm" draw:marker-end-width="0.5cm" draw:fill="none" draw:textarea-horizontal-align="justify" draw:textarea-vertical-align="middle" draw:auto-grow-height="false" fo:min-height="0.65cm" fo:min-width="0.6cm" fo:padding-top="0.175cm" fo:padding-bottom="0.175cm" fo:padding-left="0.3cm" fo:padding-right="0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  <style:text-properties fo:font-size="14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945cm" svg:height="0.806cm" svg:x="3.626cm" svg:y="0.501cm">
          <draw:text-box>
            <text:p><text:span text:style-name="T1">Base Population (Scottland)</text:span></text:p>
          </draw:text-box>
        </draw:frame>
        <draw:custom-shape draw:style-name="gr2" draw:text-style-name="P2" draw:layer="layout" svg:width="11.325cm" svg:height="1.3cm" svg:x="1.6cm" svg:y="0.30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133cm" svg:height="0.806cm" svg:x="1.726cm" svg:y="2.701cm">
          <draw:text-box>
            <text:p><text:span text:style-name="T1">2N</text:span></text:p>
          </draw:text-box>
        </draw:frame>
        <draw:frame draw:style-name="gr3" draw:text-style-name="P1" draw:layer="layout" svg:width="1.133cm" svg:height="0.806cm" svg:x="4.926cm" svg:y="2.701cm">
          <draw:text-box>
            <text:p><text:span text:style-name="T1">2N</text:span></text:p>
          </draw:text-box>
        </draw:frame>
        <draw:frame draw:style-name="gr3" draw:text-style-name="P1" draw:layer="layout" svg:width="1.133cm" svg:height="0.806cm" svg:x="11.726cm" svg:y="2.701cm">
          <draw:text-box>
            <text:p><text:span text:style-name="T1">2N</text:span></text:p>
          </draw:text-box>
        </draw:frame>
        <draw:frame draw:style-name="gr4" draw:text-style-name="P1" draw:layer="layout" svg:width="1.199cm" svg:height="0.806cm" svg:x="8.326cm" svg:y="2.701cm">
          <draw:text-box>
            <text:p><text:span text:style-name="T1">2N</text:span></text:p>
          </draw:text-box>
        </draw:frame>
        <draw:line draw:style-name="gr5" draw:text-style-name="P2" draw:layer="layout" svg:x1="2.225cm" svg:y1="1.601cm" svg:x2="2.225cm" svg:y2="2.801cm">
          <text:p/>
        </draw:line>
        <draw:line draw:style-name="gr5" draw:text-style-name="P2" draw:layer="layout" svg:x1="5.425cm" svg:y1="1.601cm" svg:x2="5.425cm" svg:y2="2.801cm">
          <text:p/>
        </draw:line>
        <draw:line draw:style-name="gr5" draw:text-style-name="P2" draw:layer="layout" svg:x1="8.825cm" svg:y1="1.601cm" svg:x2="8.825cm" svg:y2="2.801cm">
          <text:p/>
        </draw:line>
        <draw:line draw:style-name="gr5" draw:text-style-name="P2" draw:layer="layout" svg:x1="12.225cm" svg:y1="1.601cm" svg:x2="12.225cm" svg:y2="2.801cm">
          <text:p/>
        </draw:line>
        <draw:frame draw:style-name="gr3" draw:text-style-name="P1" draw:layer="layout" svg:width="1.133cm" svg:height="0.806cm" svg:x="1.727cm" svg:y="2.701cm">
          <draw:text-box>
            <text:p><text:span text:style-name="T1">2N</text:span></text:p>
          </draw:text-box>
        </draw:frame>
        <draw:frame draw:style-name="gr6" draw:text-style-name="P1" draw:layer="layout" svg:width="0.858cm" svg:height="0.806cm" svg:x="1.827cm" svg:y="4.501cm">
          <draw:text-box>
            <text:p><text:span text:style-name="T1">N</text:span></text:p>
          </draw:text-box>
        </draw:frame>
        <draw:custom-shape draw:style-name="gr7" draw:text-style-name="P2" draw:layer="layout" svg:width="1.2cm" svg:height="1cm" svg:x="1.625cm" svg:y="4.4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858cm" svg:height="0.806cm" svg:x="5.027cm" svg:y="4.501cm">
          <draw:text-box>
            <text:p><text:span text:style-name="T1">N</text:span></text:p>
          </draw:text-box>
        </draw:frame>
        <draw:custom-shape draw:style-name="gr7" draw:text-style-name="P2" draw:layer="layout" svg:width="1.2cm" svg:height="1cm" svg:x="4.825cm" svg:y="4.4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858cm" svg:height="0.806cm" svg:x="8.427cm" svg:y="4.501cm">
          <draw:text-box>
            <text:p><text:span text:style-name="T1">N</text:span></text:p>
          </draw:text-box>
        </draw:frame>
        <draw:custom-shape draw:style-name="gr7" draw:text-style-name="P2" draw:layer="layout" svg:width="1.2cm" svg:height="1cm" svg:x="8.225cm" svg:y="4.4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858cm" svg:height="0.806cm" svg:x="11.827cm" svg:y="4.501cm">
          <draw:text-box>
            <text:p><text:span text:style-name="T1">N</text:span></text:p>
          </draw:text-box>
        </draw:frame>
        <draw:custom-shape draw:style-name="gr7" draw:text-style-name="P2" draw:layer="layout" svg:width="1.2cm" svg:height="1cm" svg:x="11.625cm" svg:y="4.401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.225cm" svg:y1="3.401cm" svg:x2="2.225cm" svg:y2="4.401cm">
          <text:p/>
        </draw:line>
        <draw:line draw:style-name="gr8" draw:text-style-name="P2" draw:layer="layout" svg:x1="5.425cm" svg:y1="3.401cm" svg:x2="5.425cm" svg:y2="4.401cm">
          <text:p/>
        </draw:line>
        <draw:line draw:style-name="gr8" draw:text-style-name="P2" draw:layer="layout" svg:x1="8.825cm" svg:y1="3.401cm" svg:x2="8.825cm" svg:y2="4.401cm">
          <text:p/>
        </draw:line>
        <draw:line draw:style-name="gr8" draw:text-style-name="P2" draw:layer="layout" svg:x1="12.225cm" svg:y1="3.401cm" svg:x2="12.225cm" svg:y2="4.401cm">
          <text:p/>
        </draw:line>
        <draw:frame draw:style-name="gr3" draw:text-style-name="P1" draw:layer="layout" svg:width="1.133cm" svg:height="0.806cm" svg:x="1.709cm" svg:y="6.526cm">
          <draw:text-box>
            <text:p><text:span text:style-name="T1">2N</text:span></text:p>
          </draw:text-box>
        </draw:frame>
        <draw:frame draw:style-name="gr3" draw:text-style-name="P1" draw:layer="layout" svg:width="1.133cm" svg:height="0.806cm" svg:x="4.909cm" svg:y="6.526cm">
          <draw:text-box>
            <text:p><text:span text:style-name="T1">2N</text:span></text:p>
          </draw:text-box>
        </draw:frame>
        <draw:frame draw:style-name="gr3" draw:text-style-name="P1" draw:layer="layout" svg:width="1.133cm" svg:height="0.806cm" svg:x="11.709cm" svg:y="6.526cm">
          <draw:text-box>
            <text:p><text:span text:style-name="T1">2N</text:span></text:p>
          </draw:text-box>
        </draw:frame>
        <draw:frame draw:style-name="gr4" draw:text-style-name="P1" draw:layer="layout" svg:width="1.199cm" svg:height="0.806cm" svg:x="8.309cm" svg:y="6.526cm">
          <draw:text-box>
            <text:p><text:span text:style-name="T1">2N</text:span></text:p>
          </draw:text-box>
        </draw:frame>
        <draw:line draw:style-name="gr5" draw:text-style-name="P2" draw:layer="layout" svg:x1="2.208cm" svg:y1="5.426cm" svg:x2="2.208cm" svg:y2="6.626cm">
          <text:p/>
        </draw:line>
        <draw:line draw:style-name="gr5" draw:text-style-name="P2" draw:layer="layout" svg:x1="5.408cm" svg:y1="5.426cm" svg:x2="5.408cm" svg:y2="6.626cm">
          <text:p/>
        </draw:line>
        <draw:line draw:style-name="gr5" draw:text-style-name="P2" draw:layer="layout" svg:x1="8.808cm" svg:y1="5.426cm" svg:x2="8.808cm" svg:y2="6.626cm">
          <text:p/>
        </draw:line>
        <draw:line draw:style-name="gr5" draw:text-style-name="P2" draw:layer="layout" svg:x1="12.208cm" svg:y1="5.426cm" svg:x2="12.208cm" svg:y2="6.626cm">
          <text:p/>
        </draw:line>
        <draw:frame draw:style-name="gr3" draw:text-style-name="P1" draw:layer="layout" svg:width="1.133cm" svg:height="0.806cm" svg:x="1.71cm" svg:y="6.526cm">
          <draw:text-box>
            <text:p><text:span text:style-name="T1">2N</text:span></text:p>
          </draw:text-box>
        </draw:frame>
        <draw:frame draw:style-name="gr6" draw:text-style-name="P1" draw:layer="layout" svg:width="0.858cm" svg:height="0.806cm" svg:x="1.81cm" svg:y="8.326cm">
          <draw:text-box>
            <text:p><text:span text:style-name="T1">N</text:span></text:p>
          </draw:text-box>
        </draw:frame>
        <draw:custom-shape draw:style-name="gr7" draw:text-style-name="P2" draw:layer="layout" svg:width="1.2cm" svg:height="1cm" svg:x="1.608cm" svg:y="8.226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858cm" svg:height="0.806cm" svg:x="5.01cm" svg:y="8.326cm">
          <draw:text-box>
            <text:p><text:span text:style-name="T1">N</text:span></text:p>
          </draw:text-box>
        </draw:frame>
        <draw:custom-shape draw:style-name="gr7" draw:text-style-name="P2" draw:layer="layout" svg:width="1.2cm" svg:height="1cm" svg:x="4.808cm" svg:y="8.226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858cm" svg:height="0.806cm" svg:x="8.41cm" svg:y="8.326cm">
          <draw:text-box>
            <text:p><text:span text:style-name="T1">N</text:span></text:p>
          </draw:text-box>
        </draw:frame>
        <draw:custom-shape draw:style-name="gr7" draw:text-style-name="P2" draw:layer="layout" svg:width="1.2cm" svg:height="1cm" svg:x="8.208cm" svg:y="8.226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858cm" svg:height="0.806cm" svg:x="11.81cm" svg:y="8.326cm">
          <draw:text-box>
            <text:p><text:span text:style-name="T1">N</text:span></text:p>
          </draw:text-box>
        </draw:frame>
        <draw:custom-shape draw:style-name="gr7" draw:text-style-name="P2" draw:layer="layout" svg:width="1.2cm" svg:height="1cm" svg:x="11.608cm" svg:y="8.226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.208cm" svg:y1="7.226cm" svg:x2="2.208cm" svg:y2="8.226cm">
          <text:p/>
        </draw:line>
        <draw:line draw:style-name="gr8" draw:text-style-name="P2" draw:layer="layout" svg:x1="5.408cm" svg:y1="7.226cm" svg:x2="5.408cm" svg:y2="8.226cm">
          <text:p/>
        </draw:line>
        <draw:line draw:style-name="gr8" draw:text-style-name="P2" draw:layer="layout" svg:x1="8.808cm" svg:y1="7.226cm" svg:x2="8.808cm" svg:y2="8.226cm">
          <text:p/>
        </draw:line>
        <draw:line draw:style-name="gr8" draw:text-style-name="P2" draw:layer="layout" svg:x1="12.208cm" svg:y1="7.226cm" svg:x2="12.208cm" svg:y2="8.226cm">
          <text:p/>
        </draw:line>
        <draw:frame draw:style-name="gr9" draw:text-style-name="P4" draw:layer="layout" svg:width="2.462cm" svg:height="1.353cm" svg:x="1cm" svg:y="9.6cm">
          <draw:text-box>
            <text:p text:style-name="P3"><text:span text:style-name="T1">Western </text:span></text:p>
            <text:p text:style-name="P3"><text:span text:style-name="T1">Australia</text:span></text:p>
          </draw:text-box>
        </draw:frame>
        <draw:frame draw:style-name="gr9" draw:text-style-name="P4" draw:layer="layout" svg:width="2.42cm" svg:height="1.353cm" svg:x="4.3cm" svg:y="9.601cm">
          <draw:text-box>
            <text:p text:style-name="P3"><text:span text:style-name="T1">North </text:span></text:p>
            <text:p text:style-name="P3"><text:span text:style-name="T1">Australia</text:span></text:p>
          </draw:text-box>
        </draw:frame>
        <draw:frame draw:style-name="gr9" draw:text-style-name="P4" draw:layer="layout" svg:width="3.046cm" svg:height="1.353cm" svg:x="7.4cm" svg:y="9.602cm">
          <draw:text-box>
            <text:p text:style-name="P3"><text:span text:style-name="T1">New South </text:span></text:p>
            <text:p text:style-name="P3"><text:span text:style-name="T1">Wales</text:span></text:p>
          </draw:text-box>
        </draw:frame>
        <draw:frame draw:style-name="gr9" draw:text-style-name="P4" draw:layer="layout" svg:width="2.42cm" svg:height="1.353cm" svg:x="11.2cm" svg:y="9.603cm">
          <draw:text-box>
            <text:p text:style-name="P3"><text:span text:style-name="T1">South </text:span></text:p>
            <text:p text:style-name="P3"><text:span text:style-name="T1">Australia</text:span></text:p>
          </draw:text-box>
        </draw:frame>
        <draw:frame draw:style-name="gr9" draw:text-style-name="P5" draw:layer="layout" svg:width="5.997cm" svg:height="0.725cm" svg:x="1.2cm" svg:y="11.1cm">
          <draw:text-box>
            <text:p><text:span text:style-name="T2">N: Number of female anima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12-18T09:08:52.045028398</dc:date>
    <meta:editing-duration>PT11M1S</meta:editing-duration>
    <meta:editing-cycles>5</meta:editing-cycles>
    <meta:generator>LibreOffice/6.1.0.3$MacOSX_X86_64 LibreOffice_project/efb621ed25068d70781dc026f7e9c5187a4decd1</meta:generator>
    <meta:document-statistic meta:object-count="49"/>
  </office:meta>
</office:document-meta>
</file>